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Datafram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CV-score</text:p>
          </table:table-cell>
          <table:table-cell office:value-type="string" calcext:value-type="string">
            <text:p>Train-score</text:p>
          </table:table-cell>
          <table:table-cell office:value-type="string" calcext:value-type="string">
            <text:p>Test-score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T</text:p>
          </table:table-cell>
          <table:table-cell office:value-type="float" office:value="0.795184" calcext:value-type="float">
            <text:p>0.795184</text:p>
          </table:table-cell>
          <table:table-cell office:value-type="float" office:value="0.829" calcext:value-type="float">
            <text:p>0.829</text:p>
          </table:table-cell>
          <table:table-cell office:value-type="float" office:value="0.787" calcext:value-type="float">
            <text:p>0.787</text:p>
          </table:table-cell>
          <table:table-cell office:value-type="string" calcext:value-type="string">
            <text:p>'criterion': 'gini', 'max_depth': 14, 'min_samples_leaf': 10, 'min_samples_split': 45</text:p>
          </table:table-cell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office:value-type="string" calcext:value-type="string">
            <text:p>f1_train: 0.797249 using {'class_weight': 'balanced', 'criterion': 'gini', 'max_depth': 15, 'min_samples_leaf': 7, 'min_samples_split': 50}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1 score <text:s text:c="2"/>train 0.836 <text:s text:c="2"/>test 0.794</text:p>
          </table:table-cell>
          <table:table-cell table:number-columns-repeated="5"/>
        </table:table-row>
        <table:table-row table:style-name="ro1" table:number-rows-repeated="16">
          <table:table-cell table:number-columns-repeated="7"/>
        </table:table-row>
        <table:table-row table:style-name="ro1">
          <table:table-cell office:value-type="string" calcext:value-type="string">
            <text:p>Dataframe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l, missing age → -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out missing age samples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nly cross correlation &gt; 0.01 and &gt; 0.1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CA(n_pc)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0">00/00/0000</text:date>, <text:time style:data-style-name="N2" text:time-value="12:34:27.1504748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0T10:40:03.081475931</meta:creation-date>
    <dc:date>2021-11-10T12:57:40.683927034</dc:date>
    <meta:editing-duration>PT14M11S</meta:editing-duration>
    <meta:editing-cycles>2</meta:editing-cycles>
    <meta:generator>LibreOffice/6.0.7.3$Linux_X86_64 LibreOffice_project/00m0$Build-3</meta:generator>
    <meta:document-statistic meta:table-count="1" meta:cell-count="22" meta:object-count="0"/>
  </office:meta>
</office:document-meta>
</file>